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style:style style:name="P15" style:family="paragraph" style:parent-style-name="Standard" style:list-style-name="L15"/>
    <style:style style:name="P16" style:family="paragraph" style:parent-style-name="Standard" style:list-style-name="L16"/>
    <style:style style:name="P17" style:family="paragraph" style:parent-style-name="Standard" style:list-style-name="L18"/>
    <style:style style:name="P18" style:family="paragraph" style:parent-style-name="Standard" style:list-style-name="L19"/>
    <style:style style:name="P19" style:family="paragraph" style:parent-style-name="Standard" style:list-style-name="L20"/>
    <style:style style:name="P20" style:family="paragraph" style:parent-style-name="Text_20_body" style:list-style-name="L17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posed CMG Presentation: </text:h>
      <text:h text:style-name="Heading_20_1" text:outline-level="1">Machine Learning, Capacity and Performance Analysis, and R</text:h>
      <text:p text:style-name="Standard"/>
      <text:p text:style-name="Standard">Objective:</text:p>
      <text:list xml:id="list320694221" text:style-name="L7">
        <text:list-item>
          <text:p text:style-name="P7">Brief Introduction to Machine Learning and Data Mining</text:p>
        </text:list-item>
        <text:list-item>
          <text:p text:style-name="P7">How can this be applied to Capacity and Performance Analysis</text:p>
        </text:list-item>
        <text:list-item>
          <text:p text:style-name="P7">Example: Utilization Profiling in R</text:p>
        </text:list-item>
      </text:list>
      <text:h text:style-name="Heading_20_2" text:outline-level="2">Machine Learning – 5-10 minutes</text:h>
      <text:p text:style-name="Standard">What is machine learning:</text:p>
      <text:list xml:id="list1512455153" text:style-name="L8">
        <text:list-item>
          <text:p text:style-name="P8">supervised and unsupervised learning</text:p>
        </text:list-item>
        <text:list-item>
          <text:p text:style-name="P8">Regression and Classification</text:p>
        </text:list-item>
        <text:list-item>
          <text:p text:style-name="P8">For Example</text:p>
        </text:list-item>
      </text:list>
      <text:list xml:id="list1052053962" text:style-name="L1">
        <text:list-item>
          <text:list>
            <text:list-item>
              <text:p text:style-name="P1">finding patterns</text:p>
            </text:list-item>
            <text:list-item>
              <text:p text:style-name="P1">Clustering</text:p>
            </text:list-item>
            <text:list-item>
              <text:p text:style-name="P1">Exceptions</text:p>
            </text:list-item>
            <text:list-item>
              <text:p text:style-name="P1">Associations</text:p>
            </text:list-item>
          </text:list>
        </text:list-item>
      </text:list>
      <text:p text:style-name="Standard"/>
      <text:p text:style-name="Standard">Applications:</text:p>
      <text:list xml:id="list1925856522" text:style-name="L20">
        <text:list-item>
          <text:p text:style-name="P19">Spam Filtering - Yahoo</text:p>
        </text:list-item>
        <text:list-item>
          <text:p text:style-name="P19">Fraud / Anomaly Detection – Credit Card</text:p>
        </text:list-item>
        <text:list-item>
          <text:p text:style-name="P19">Bioinformatics - DNA</text:p>
        </text:list-item>
        <text:list-item>
          <text:p text:style-name="P19">Stock Predications / Trading Models</text:p>
        </text:list-item>
        <text:list-item>
          <text:p text:style-name="P19">Market Basket Analysis - Walmart</text:p>
        </text:list-item>
        <text:list-item>
          <text:p text:style-name="P19">Recommendation - Netflix</text:p>
        </text:list-item>
        <text:list-item>
          <text:p text:style-name="P19">Social Network Analysis - Facebook</text:p>
        </text:list-item>
        <text:list-item>
          <text:p text:style-name="P19">Internet Search <text:s/>- Google</text:p>
        </text:list-item>
      </text:list>
      <text:p text:style-name="Standard"/>
      <text:p text:style-name="Standard">Specific techniques/algorithms used</text:p>
      <text:list xml:id="list1018435319" text:style-name="L13">
        <text:list-item>
          <text:p text:style-name="P13">Regression</text:p>
          <text:list>
            <text:list-item>
              <text:p text:style-name="P13">OLR</text:p>
            </text:list-item>
            <text:list-item>
              <text:p text:style-name="P13">LARS</text:p>
            </text:list-item>
            <text:list-item>
              <text:p text:style-name="P13">etc.</text:p>
            </text:list-item>
          </text:list>
        </text:list-item>
        <text:list-item>
          <text:p text:style-name="P13">Classification</text:p>
          <text:list>
            <text:list-item>
              <text:p text:style-name="P13">Tree</text:p>
            </text:list-item>
            <text:list-item>
              <text:p text:style-name="P13">NNET</text:p>
            </text:list-item>
            <text:list-item>
              <text:p text:style-name="P13">SVM</text:p>
            </text:list-item>
            <text:list-item>
              <text:p text:style-name="P13">etc.</text:p>
            </text:list-item>
          </text:list>
        </text:list-item>
      </text:list>
      <text:h text:style-name="Heading_20_2" text:outline-level="2">Capacity and Performance Analysis – 15 - 20 minutes</text:h>
      <text:p text:style-name="Standard">How can Machine learning help with performance analysis and capacity Planning</text:p>
      <text:list xml:id="list1405249212" text:style-name="L2">
        <text:list-item>
          <text:list>
            <text:list-item>
              <text:p text:style-name="P2">Lots and lots of data</text:p>
              <text:list>
                <text:list-item>
                  <text:p text:style-name="P2"><text:soft-page-break/>A system has many different components and each component has its own function and collection of metrics that determine </text:p>
                </text:list-item>
                <text:list-item>
                  <text:p text:style-name="P2">No problem is in isolation, that are many different sets of data that need to be correlated</text:p>
                </text:list-item>
              </text:list>
            </text:list-item>
            <text:list-item>
              <text:p text:style-name="P2">Many different relationships – server, storage, database, application...</text:p>
            </text:list-item>
            <text:list-item>
              <text:p text:style-name="P2">Many repeating and familiar patterns</text:p>
            </text:list-item>
          </text:list>
        </text:list-item>
      </text:list>
      <text:p text:style-name="Standard"/>
      <text:p text:style-name="Standard">Capacity Planning – Simplified view:</text:p>
      <text:list xml:id="list1143524903" text:style-name="L5">
        <text:list-item>
          <text:p text:style-name="P5">Hourly and Daily, Monday thru Friday stats</text:p>
        </text:list-item>
        <text:list-item>
          <text:p text:style-name="P5">Peak and Average Daily Utilization</text:p>
        </text:list-item>
        <text:list-item>
          <text:p text:style-name="P5">Simple linear regression on peak and average utilization</text:p>
        </text:list-item>
        <text:list-item>
          <text:p text:style-name="P5">extrapolate 30-60-90-180 days into the future.</text:p>
        </text:list-item>
        <text:list-item>
          <text:p text:style-name="P5">Works well for stable business applications and environments.</text:p>
          <text:p text:style-name="P5"/>
        </text:list-item>
      </text:list>
      <text:p text:style-name="Standard">Capacity Planning – Real world</text:p>
      <text:list xml:id="list1843593170" text:style-name="L4">
        <text:list-item>
          <text:list>
            <text:list-item>
              <text:p text:style-name="P4">With 3-4-5 servers capacity planning for critical serves is straight forward</text:p>
            </text:list-item>
            <text:list-item>
              <text:p text:style-name="P4">With 3k-4k-5k-+10k servers capacity planning is very difficult.</text:p>
            </text:list-item>
            <text:list-item>
              <text:p text:style-name="P4">Why?</text:p>
              <text:list>
                <text:list-item>
                  <text:p text:style-name="P4">Many different environments, Production, Test, BCP, QA</text:p>
                </text:list-item>
                <text:list-item>
                  <text:p text:style-name="P4">Many different applications: database, wed server, Quant, Hadoop, etc.</text:p>
                </text:list-item>
                <text:list-item>
                  <text:p text:style-name="P4">Many different hardware platforms: Unix, Linux, Windows, VMWare, etc.</text:p>
                </text:list-item>
              </text:list>
            </text:list-item>
            <text:list-item>
              <text:p text:style-name="P4">Things are not stable and well formed – different applications have different utilization profiles, for different reasons.</text:p>
            </text:list-item>
            <text:list-item>
              <text:p text:style-name="P4">Exceptions occur </text:p>
            </text:list-item>
          </text:list>
        </text:list-item>
      </text:list>
      <text:p text:style-name="Standard"/>
      <text:p text:style-name="Standard">Patterns:</text:p>
      <text:list xml:id="list1470604509" text:style-name="L9">
        <text:list-item>
          <text:p text:style-name="P9">Server Utilization has patterns</text:p>
        </text:list-item>
        <text:list-item>
          <text:p text:style-name="P9">They are visual clues as to a servers performance and expected future utilization</text:p>
        </text:list-item>
        <text:list-item>
          <text:p text:style-name="P9">These patterns can be grouped</text:p>
          <text:list>
            <text:list-item>
              <text:p text:style-name="P9">Normal – A flat utilization, stable environment, could be either consistently high/middle/low in its utilization.</text:p>
            </text:list-item>
            <text:list-item>
              <text:p text:style-name="P9">Cyclic – Highly variable workload, maybe some consistency like month-end or quant load</text:p>
            </text:list-item>
            <text:list-item>
              <text:p text:style-name="P9">Shift Increasing – organic growth in the utilization</text:p>
            </text:list-item>
            <text:list-item>
              <text:p text:style-name="P9">Shift Decreasing – reduced workload, application retirement</text:p>
            </text:list-item>
            <text:list-item>
              <text:p text:style-name="P9">Shift Upward – sharp increase in processing, could be related to “broken” processes, cluster failover to stand-by server, and/or new application deployment</text:p>
            </text:list-item>
            <text:list-item>
              <text:p text:style-name="P9">Shift Downward – sharp decrease in processing, could be related to fixing processes, fail-back, or application retirement.<text:tab/></text:p>
            </text:list-item>
          </text:list>
        </text:list-item>
      </text:list>
      <text:h text:style-name="Heading_20_2" text:outline-level="2">R Example – 15-20 minutes</text:h>
      <text:p text:style-name="Standard">What is R:</text:p>
      <text:list xml:id="list1913015654" text:style-name="L3">
        <text:list-item>
          <text:list>
            <text:list-item>
              <text:p text:style-name="P3">Open source statistical programming language</text:p>
            </text:list-item>
            <text:list-item>
              <text:p text:style-name="P3">Great visualization packages</text:p>
            </text:list-item>
            <text:list-item>
              <text:p text:style-name="P3">Many different modeling packages</text:p>
            </text:list-item>
            <text:list-item>
              <text:p text:style-name="P3">Many different machine learning packages</text:p>
            </text:list-item>
            <text:list-item>
              <text:p text:style-name="P3">Almost a complete solution for building machine learning tools – scaling is an issue, i.e. the problem has to fit in memory.</text:p>
            </text:list-item>
          </text:list>
        </text:list-item>
      </text:list>
      <text:p text:style-name="Standard"><text:soft-page-break/></text:p>
      <text:p text:style-name="Standard">Machine Learning as a process:</text:p>
      <text:list xml:id="list720854028" text:style-name="L18">
        <text:list-item>
          <text:p text:style-name="P17">Like application development</text:p>
        </text:list-item>
        <text:list-item>
          <text:p text:style-name="P17">There are phases – CRISP-DM, for example:</text:p>
          <text:list>
            <text:list-item>
              <text:p text:style-name="P17">Business Understanding</text:p>
            </text:list-item>
            <text:list-item>
              <text:p text:style-name="P17">Data Understanding</text:p>
            </text:list-item>
            <text:list-item>
              <text:p text:style-name="P17">Data Preparation</text:p>
            </text:list-item>
            <text:list-item>
              <text:p text:style-name="P17">Modeling</text:p>
            </text:list-item>
            <text:list-item>
              <text:p text:style-name="P17">Evaluation</text:p>
            </text:list-item>
            <text:list-item>
              <text:p text:style-name="P17">Deployment</text:p>
            </text:list-item>
            <text:list-item>
              <text:p text:style-name="P17">REPEAT AS NEEDED</text:p>
            </text:list-item>
          </text:list>
        </text:list-item>
      </text:list>
      <text:p text:style-name="Standard"/>
      <text:p text:style-name="Standard">Example - Support Vector Machine:</text:p>
      <text:list xml:id="list1497070716" text:style-name="L12">
        <text:list-item>
          <text:p text:style-name="P12">Brief Introduction</text:p>
        </text:list-item>
        <text:list-item>
          <text:p text:style-name="P12">Supervised Machine learning algorithm</text:p>
        </text:list-item>
        <text:list-item>
          <text:p text:style-name="P12">two class classifier – tweaked for multi-class</text:p>
        </text:list-item>
      </text:list>
      <text:p text:style-name="Standard"/>
      <text:p text:style-name="Standard">Capacity Planning/Performance Analysis</text:p>
      <text:list xml:id="list1654918206" text:style-name="L19">
        <text:list-item>
          <text:p text:style-name="P18">Improve methods through classification of performance data</text:p>
        </text:list-item>
        <text:list-item>
          <text:p text:style-name="P18">Enhanced monitoring</text:p>
        </text:list-item>
        <text:list-item>
          <text:p text:style-name="P18">Enhanced altering - “Smart Alerting”</text:p>
        </text:list-item>
        <text:list-item>
          <text:p text:style-name="P18">“Smart Filters”</text:p>
        </text:list-item>
        <text:list-item>
          <text:p text:style-name="P18">EXAMPLE: Utilization Profiling</text:p>
        </text:list-item>
      </text:list>
      <text:p text:style-name="Standard"/>
      <text:p text:style-name="Standard">Data:</text:p>
      <text:list xml:id="list319939042" text:style-name="L10">
        <text:list-item>
          <text:p text:style-name="P10">You need data that is representative of the problem/target area</text:p>
        </text:list-item>
        <text:list-item>
          <text:p text:style-name="P10">Generate or capture in the wild</text:p>
        </text:list-item>
        <text:list-item>
          <text:p text:style-name="P10">Transformations maybe needed</text:p>
          <text:list>
            <text:list-item>
              <text:p text:style-name="P10">Performance data tends to be Time series data, need to convert to matrix for use in most algorithms</text:p>
            </text:list-item>
          </text:list>
        </text:list-item>
        <text:list-item>
          <text:p text:style-name="P10">Feature Selection/Reduction</text:p>
        </text:list-item>
        <text:list-item>
          <text:p text:style-name="P10"/>
        </text:list-item>
      </text:list>
      <text:p text:style-name="Standard"/>
      <text:p text:style-name="Standard">Training:</text:p>
      <text:list xml:id="list2113606506" text:style-name="L16">
        <text:list-item>
          <text:p text:style-name="P16">Training v.s test data – Hold-out methods</text:p>
        </text:list-item>
        <text:list-item>
          <text:p text:style-name="P16">Set of data to train with</text:p>
        </text:list-item>
        <text:list-item>
          <text:p text:style-name="P16">Should be representative of the “real world”</text:p>
        </text:list-item>
        <text:list-item>
          <text:p text:style-name="P16">Exception cases may need to boosted in the training data.</text:p>
        </text:list-item>
        <text:list-item>
          <text:p text:style-name="P16">Build a model, maybe need to build several different types of models depending on type of data and performance of the models, </text:p>
        </text:list-item>
        <text:list-item>
          <text:p text:style-name="P16">&lt; R CODE SNIPPETS <text:s/>TO TRANSFORM DATA AND BUILD MODEL &gt;</text:p>
        </text:list-item>
      </text:list>
      <text:p text:style-name="Standard"/>
      <text:p text:style-name="Standard">Tuning Model:</text:p>
      <text:list xml:id="list1150255827" text:style-name="L11">
        <text:list-item>
          <text:p text:style-name="P11">Over/Under training</text:p>
        </text:list-item>
        <text:list-item>
          <text:p text:style-name="P11">The parameters</text:p>
        </text:list-item>
        <text:list-item>
          <text:p text:style-name="P11">10-fold, grid search tuning</text:p>
        </text:list-item>
        <text:list-item>
          <text:p text:style-name="P11"><text:soft-page-break/>&lt; R CODE SNIPPETS TO TUNE THE MODEL AND MODEL EVALUATION &gt;</text:p>
          <text:p text:style-name="P11"/>
        </text:list-item>
      </text:list>
      <text:p text:style-name="Standard">Production?</text:p>
      <text:list xml:id="list388323570" text:style-name="L15">
        <text:list-item>
          <text:p text:style-name="P15">Continuous gathering of data – need to have consistent and complete data to re-use the model</text:p>
        </text:list-item>
        <text:list-item>
          <text:p text:style-name="P15">Integrate into regular reporting/exception monitoring</text:p>
        </text:list-item>
        <text:list-item>
          <text:p text:style-name="P15">On-going training, need to monitor the effectiveness of the models</text:p>
          <text:list>
            <text:list-item>
              <text:p text:style-name="P15">Change/Re-train as needed</text:p>
            </text:list-item>
          </text:list>
        </text:list-item>
      </text:list>
      <text:h text:style-name="Heading_20_2" text:outline-level="2">Summary – 5 – 10 minutes</text:h>
      <text:list xml:id="list1111984139" text:style-name="L17">
        <text:list-item>
          <text:p text:style-name="P20">Machine learning is a powerful, proved set of techniques and algorithms that can predict and/or classify large amounts of data</text:p>
        </text:list-item>
        <text:list-item>
          <text:p text:style-name="P20">Capacity planning and performance analysis can benefit from these methods</text:p>
        </text:list-item>
        <text:list-item>
          <text:p text:style-name="P20">Perfect – no, but makes a very good filter when deployed properly and maintained.</text:p>
        </text:list-item>
        <text:list-item>
          <text:p text:style-name="P20">Question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O'Connell</meta:initial-creator>
    <meta:creation-date>2011-01-08T16:31:20</meta:creation-date>
    <dc:date>2011-01-13T12:33:49</dc:date>
    <dc:creator>Stephen O'Connell</dc:creator>
    <meta:editing-duration>PT20H32M34S</meta:editing-duration>
    <meta:editing-cycles>5</meta:editing-cycles>
    <meta:generator>OpenOffice.org/3.2$Unix OpenOffice.org_project/320m12$Build-9483</meta:generator>
    <meta:document-statistic meta:table-count="0" meta:image-count="0" meta:object-count="0" meta:page-count="4" meta:paragraph-count="121" meta:word-count="823" meta:character-count="4971"/>
  </office:meta>
</office:document-meta>
</file>